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b1a" officeooo:paragraph-rsid="00053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IGSEGV</text:p>
      <text:p text:style-name="P1">SIGBUS</text:p>
      <text:p text:style-name="P1"/>
      <text:p text:style-name="P1"/>
      <text:p text:style-name="P1">how can we change the program counter if get a sigsegv</text:p>
      <text:p text:style-name="P1"/>
      <text:p text:style-name="P1">a sort of excpetion handling in c</text:p>
      <text:p text:style-name="P1"/>
      <text:p text:style-name="P1">setjmp // catch</text:p>
      <text:p text:style-name="P1">longjmp // throw</text:p>
      <text:p text:style-name="P1"/>
      <text:p text:style-name="P1"/>
      <text:p text:style-name="P1">jmp_buf x; // global variable</text:p>
      <text:p text:style-name="P1"/>
      <text:p text:style-name="P1"/>
      <text:p text:style-name="P1">siglongjmp(x); //throw</text:p>
      <text:p text:style-name="P1"/>
      <text:p text:style-name="P1">if(!sigsetjmp(x)) //try</text:p>
      <text:p text:style-name="P1">{</text:p>
      <text:p text:style-name="P1"><text:tab/>//normal logic<text:tab/></text:p>
      <text:p text:style-name="P1">}</text:p>
      <text:p text:style-name="P1">else</text:p>
      <text:p text:style-name="P1">{</text:p>
      <text:p text:style-name="P1"><text:tab/>//catch</text:p>
      <text:p text:style-name="P1">}</text:p>
      <text:p text:style-name="P1"/>
      <text:p text:style-name="P1"/>
      <text:p text:style-name="P1"/>
      <text:p text:style-name="P1"/>
      <text:p text:style-name="P1">// TODO</text:p>
      <text:p text:style-name="P1">read on</text:p>
      <text:p text:style-name="P1">sigbus</text:p>
      <text:p text:style-name="P1">siglongbu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><text:date style:data-style-name="N37" text:date-value="2016-05-17T10:55:41.901195840" text:fixed="true">05/17/16</text:date> <text:s/><text:time style:data-style-name="N43" text:time-value="2016-05-17T10:55:48.681458551" text:fixed="true">10:55:49 AM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31:23.630385777</meta:creation-date>
    <dc:date>2016-05-17T10:58:07.953692734</dc:date>
    <meta:editing-duration>P0D</meta:editing-duration>
    <meta:editing-cycles>1</meta:editing-cycles>
    <meta:document-statistic meta:table-count="0" meta:image-count="0" meta:object-count="0" meta:page-count="1" meta:paragraph-count="21" meta:word-count="52" meta:character-count="288" meta:non-whitespace-character-count="253"/>
    <meta:generator>LibreOffice/4.2.8.2$Linux_X86_64 LibreOffice_project/420m0$Build-2</meta:generator>
  </office:meta>
</office:document-meta>
</file>